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color="#000000"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12.215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9.244cm" fo:min-width="0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justify"/>
      <style:text-properties style:font-name="Arial" fo:font-size="10pt" style:font-size-asian="10pt" style:font-size-complex="10pt"/>
    </style:style>
    <style:style style:name="P3" style:family="paragraph">
      <loext:graphic-properties draw:fill="none" draw:fill-color="#ffffff"/>
      <style:paragraph-properties fo:text-align="justify"/>
      <style:text-properties style:font-name="Arial" fo:font-size="10pt" style:font-size-asian="10pt" style:font-size-complex="10pt"/>
    </style:style>
    <style:style style:name="P4" style:family="paragraph">
      <style:paragraph-properties fo:text-align="justify"/>
      <style:text-properties style:font-name="Arial" fo:font-size="9pt" style:font-size-asian="9pt" style:font-size-complex="9pt"/>
    </style:style>
    <style:style style:name="P5" style:family="paragraph">
      <loext:graphic-properties draw:fill="none" draw:fill-color="#ffffff"/>
      <style:paragraph-properties fo:text-align="justify"/>
      <style:text-properties style:font-name="Arial" fo:font-size="9pt" style:font-size-asian="9pt" style:font-size-complex="9pt"/>
    </style:style>
    <style:style style:name="P6" style:family="paragraph">
      <loext:graphic-properties draw:fill="none" draw:fill-color="#ffffff"/>
      <style:text-properties fo:font-size="14pt" fo:font-weight="bold" style:font-size-asian="14pt" style:font-weight-asian="bold" style:font-size-complex="14pt" style:font-weight-complex="bold"/>
    </style:style>
    <style:style style:name="T1" style:family="text">
      <style:text-properties style:font-name="Arial" fo:font-size="10pt" style:font-size-asian="10pt" style:font-size-complex="10pt"/>
    </style:style>
    <style:style style:name="T2" style:family="text">
      <style:text-properties style:font-name="Arial" fo:font-size="9pt" style:font-size-asian="9pt" style:font-size-complex="9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0cm" svg:y1="14.85cm" svg:x2="21cm" svg:y2="14.85cm">
          <text:p/>
        </draw:line>
        <draw:line draw:style-name="gr1" draw:text-style-name="P1" draw:layer="layout" svg:x1="10.5cm" svg:y1="0cm" svg:x2="10.5cm" svg:y2="29.7cm">
          <text:p/>
        </draw:line>
        <draw:frame draw:style-name="gr2" draw:text-style-name="P3" draw:layer="layout" svg:width="8.625cm" svg:height="12.465cm" svg:x="1cm" svg:y="1.8cm">
          <draw:text-box>
            <text:p text:style-name="P2"><text:span text:style-name="T1">Gremetith était un géant convaincu que les dieux étaient des imposteurs qui ne tirent leur puissance que de la peur et la crédulité des mortels. Son dessein était de mettre les dieux un à un à genoux, afin d'ouvrir les yeux des mortels et de rétablir le juste équilibre des choses. C'était un géant très puissant qui maniait aussi bien la sorcellerie que le marteau de guerre, et il mit bon nombre de dieux à terre, jusqu'au jour où il vainquit Schein, le dieu de la connexion, et détruisit son temple. Schein était mal-aimé parmi les dieux, et ce combat était en réalité un piège tendu par Olonock, le dieu de l'intégrité, et Animar, le dieu de l'âme. Sacrifiant leur confrère, les deux dieux attendirent la fin du combat pour neutraliser le puissant Gremetith, et enfermèrent son âme dans un rocher avant de détruire son corps. Gremetith resta de nombreuses années prisonnier ce roc, avant de pouvoir le plier à sa volonté et en faire son nouveau corps. Il n'était plus le grand Gremetith craint par les dieux, mais sa détermination n'était que renforcée. Il jura alors de tuer tous les dieux sans exception. Au cours de sa quête il rencontra Hurwuti, l'araignée masquée, qui entretenait également une haîne profonde envers les dieux. Ils se lièrent d'amitié et pourfendirent ensemble de nombreuses divinités. Un jour qu'ils chassaient un dieu inférieur dans une mine, le sol trembla soudain et les murs s'effondrèrent autour d'eux, les laissant prisonniers.</text:span></text:p>
          </draw:text-box>
        </draw:frame>
        <draw:frame draw:style-name="gr3" draw:text-style-name="P5" draw:layer="layout" svg:width="8.5cm" svg:height="12.355cm" svg:x="11.5cm" svg:y="1.8cm">
          <draw:text-box>
            <text:p text:style-name="P4"><text:span text:style-name="T2">Hurwuti était une araignée élevée par son père Hur, le plus petit et humble des dieux. Ce dernier vivait simplement comme un mortel, dans une petite bicoque de bois. Hur était le dieu des mystères et des secrets, et il ne divulgait jamais d'information lorsque cela n'était pas nécessaire. Ainsi, il ne révéla jamais à sa fille l'identité exacte de sa mère, si ce n'est que comme lui elle était également une déesse. Hur croyait que sa fille était faible comme lui, et il l'avait enfermée dans sa cabane depuis sa naissance pour la protéger. Quand Hurwuti découvrit qu'il existait un monde extérieur que son père lui dissimulait, elle devint folle de rage, tua Hur et le dévora sous l'effet de la colère. C'est à ce moment que son visage se recouvrit d'un masque blanc de honte, dernier vestige de l'existence du dieu. La haîne de l'araignée envers son père n'était pourtant pas apaisée, et s'est même généralisée à tous les dieux. Qui sont-ils pour prétendre pouvoir contrôler la vie d'autrui ? Depuis ce jour Hurwuti parcourut le monde à la recherche de dieux à tuer. Parmi eux elle cherchait notamment sa propre mère. En effet ses sentiments envers elle étaient mitigés : d'un côté elle aimerait avoir une figure maternelle à qui se confier, et d'un autre côté elle lui en voulait terriblement pour l'avoir abandonnée à sa naissance. Au cours de sa quête elle rencontra Gremetith, le mystérieux golem de pierre, qui entretenait également une haîne profonde envers les dieux. Ils se lièrent d'amitié et pourfendirent ensemble de nombreuses divinités. Elle ne lui avoua cependant jamais sa propre origine divine, de peur qu'il s'en prenne également à elle. Un jour qu'ils chassaient un dieu inférieur dans une mine, le sol trembla soudain et les murs s'effondrèrent autour d'eux, les laissant prisonniers.</text:span></text:p>
          </draw:text-box>
        </draw:frame>
        <draw:frame draw:style-name="gr4" draw:text-style-name="P6" draw:layer="layout" svg:width="5.823cm" svg:height="0.806cm" svg:x="2.25cm" svg:y="1cm">
          <draw:text-box>
            <text:p><text:span text:style-name="T3">Gremetith</text:span><text:span text:style-name="T4">, le prisonnier</text:span></text:p>
          </draw:text-box>
        </draw:frame>
        <draw:frame draw:style-name="gr4" draw:text-style-name="P6" draw:layer="layout" svg:width="4.829cm" svg:height="0.806cm" svg:x="13.202cm" svg:y="1cm">
          <draw:text-box>
            <text:p><text:span text:style-name="T3">Hurwuti</text:span><text:span text:style-name="T4">, la bâtarde</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4-20T20:58:38.045000000</meta:creation-date>
    <meta:generator>LibreOffice/7.3.2.2$Windows_X86_64 LibreOffice_project/49f2b1bff42cfccbd8f788c8dc32c1c309559be0</meta:generator>
    <dc:date>2023-04-20T23:42:39.517000000</dc:date>
    <meta:editing-duration>PT2H33M40S</meta:editing-duration>
    <meta:editing-cycles>3</meta:editing-cycles>
    <meta:document-statistic meta:object-count="6"/>
  </office:meta>
</office:document-meta>
</file>